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8d776"/>
    </style:style>
    <style:style style:name="P2" style:family="paragraph" style:parent-style-name="Standard">
      <style:text-properties officeooo:paragraph-rsid="000acdae"/>
    </style:style>
    <style:style style:name="P3" style:family="paragraph" style:parent-style-name="Standard">
      <style:text-properties officeooo:paragraph-rsid="000b0969"/>
    </style:style>
    <style:style style:name="P4" style:family="paragraph" style:parent-style-name="Standard">
      <style:text-properties officeooo:paragraph-rsid="000c0c4b"/>
    </style:style>
    <style:style style:name="P5" style:family="paragraph" style:parent-style-name="Standard">
      <style:text-properties officeooo:paragraph-rsid="000da7da"/>
    </style:style>
    <style:style style:name="T1" style:family="text">
      <style:text-properties style:font-name="LiberationSerif"/>
    </style:style>
    <style:style style:name="T2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3" style:family="text">
      <style:text-properties fo:color="#000000" loext:opacity="100%" style:font-name="LiberationSerif" fo:font-size="12pt" fo:font-style="normal" fo:font-weight="normal" officeooo:rsid="0008d776" style:font-size-asian="12pt" style:font-style-asian="normal" style:font-weight-asian="normal"/>
    </style:style>
    <style:style style:name="T4" style:family="text">
      <style:text-properties fo:color="#000000" loext:opacity="100%" style:font-name="LiberationSerif" fo:font-size="12pt" fo:font-style="normal" fo:font-weight="normal" officeooo:rsid="000acdae" style:font-size-asian="12pt" style:font-style-asian="normal" style:font-weight-asian="normal"/>
    </style:style>
    <style:style style:name="T5" style:family="text">
      <style:text-properties fo:color="#000000" loext:opacity="100%" style:font-name="LiberationSerif" fo:font-size="12pt" fo:font-style="normal" fo:font-weight="normal" officeooo:rsid="000c0c4b" style:font-size-asian="12pt" style:font-style-asian="normal" style:font-weight-asian="normal"/>
    </style:style>
    <style:style style:name="T6" style:family="text">
      <style:text-properties fo:color="#000000" loext:opacity="100%" style:font-name="LiberationSerif" fo:font-size="12pt" fo:font-style="normal" fo:font-weight="normal" officeooo:rsid="000da7da" style:font-size-asian="12pt" style:font-style-asian="normal" style:font-weight-asian="normal"/>
    </style:style>
    <style:style style:name="T7" style:family="text">
      <style:text-properties fo:color="#000000" loext:opacity="100%" style:font-name="LiberationSerif" fo:font-size="12pt" fo:font-style="normal" style:text-underline-style="solid" style:text-underline-type="double" style:text-underline-width="auto" style:text-underline-color="font-color" fo:font-weight="normal" style:font-size-asian="12pt" style:font-style-asian="normal" style:font-weight-asian="normal"/>
    </style:style>
    <style:style style:name="T8" style:family="text">
      <style:text-properties fo:color="#000000" loext:opacity="100%" style:font-name="LiberationSerif" fo:font-size="12pt" fo:font-style="normal" style:text-underline-style="none" fo:font-weight="normal" style:font-size-asian="12pt" style:font-style-asian="normal" style:font-weight-asian="normal"/>
    </style:style>
    <style:style style:name="T9" style:family="text">
      <style:text-properties fo:color="#000000" loext:opacity="100%" style:font-name="LiberationSerif" fo:font-size="12pt" fo:font-style="normal" style:text-underline-style="none" fo:font-weight="normal" officeooo:rsid="0008d776" style:font-size-asian="12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<text:s/></text:span><text:span text:style-name="T2">---------------------------------------------------------------------------</text:span><text:span text:style-name="T2"/></text:p>
      <text:p text:style-name="Standard"><text:span text:style-name="T2"/></text:p>
      <text:p text:style-name="Standard"><text:span text:style-name="T2">Nome do Serviço1: </text:span><text:span text:style-name="T3">GereciadorProdutos</text:span><text:span text:style-name="T2"/></text:p>
      <text:p text:style-name="Standard"><text:span text:style-name="T2">Descrição do Serviço1: </text:span><text:span text:style-name="T3">Gerenciar o dados dos produtos</text:span><text:span text:style-name="T2"/></text:p>
      <text:p text:style-name="Standard"><text:span text:style-name="T2"/></text:p>
      <text:p text:style-name="Standard"><text:span text:style-name="T2">Nome da Operação1: </text:span><text:span text:style-name="T3">adicionarProduto</text:span><text:span text:style-name="T2"/></text:p>
      <text:p text:style-name="Standard"><text:span text:style-name="T2">Dados de Entrada da Operação1:</text:span><text:span text:style-name="T2"/></text:p>
      <text:p text:style-name="Standard"><text:span text:style-name="T2">Dados de Saída da Operação1:</text:span><text:span text:style-name="T2"/></text:p>
      <text:p text:style-name="Standard"><text:span text:style-name="T2"/></text:p>
      <text:p text:style-name="Standard"><text:span text:style-name="T2">Nome da Operação2: </text:span><text:span text:style-name="T3">editarProduto</text:span><text:span text:style-name="T2"/></text:p>
      <text:p text:style-name="Standard"><text:span text:style-name="T2">Dados de Entrada da Operação2:</text:span><text:span text:style-name="T2"/></text:p>
      <text:p text:style-name="P1"><text:span text:style-name="T2">Dados de Saída da Operação2:</text:span><text:span text:style-name="T2"/></text:p>
      <text:p text:style-name="P1"><text:span text:style-name="T2"/></text:p>
      <text:p text:style-name="P1"><text:span text:style-name="T2">Nome da Operação</text:span><text:span text:style-name="T9">3</text:span><text:span text:style-name="T2">: </text:span><text:span text:style-name="T3">removerProduto</text:span><text:span text:style-name="T2"/></text:p>
      <text:p text:style-name="P1"><text:span text:style-name="T2">Dados de Entrada da Operação</text:span><text:span text:style-name="T3">3</text:span><text:span text:style-name="T2">:</text:span><text:span text:style-name="T2"/></text:p>
      <text:p text:style-name="P1"><text:span text:style-name="T2">Dados de Saída da Operação</text:span><text:span text:style-name="T3">3</text:span><text:span text:style-name="T2">:</text:span><text:span text:style-name="T2"/></text:p>
      <text:p text:style-name="Standard"><text:span text:style-name="T2">-----------------------------------------------------------------------------</text:span></text:p>
      <text:p text:style-name="Standard"><text:span text:style-name="T2"/></text:p>
      <text:p text:style-name="P1"><text:span text:style-name="T2">Nome do Serviço</text:span><text:span text:style-name="T3">2</text:span><text:span text:style-name="T2">: </text:span><text:span text:style-name="T3">GerenciadorGrupoAlimentar</text:span><text:span text:style-name="T2"/></text:p>
      <text:p text:style-name="P1"><text:span text:style-name="T2">Descrição do Serviço</text:span><text:span text:style-name="T3">2</text:span><text:span text:style-name="T2">: </text:span><text:span text:style-name="T3">Gerenciar o dados dos grupos alimentares</text:span><text:span text:style-name="T2"/></text:p>
      <text:p text:style-name="P1"><text:span text:style-name="T2"/></text:p>
      <text:p text:style-name="P1"><text:span text:style-name="T2">Nome da Operação1: </text:span><text:span text:style-name="T4">adicionarGrupoAlimentar</text:span><text:span text:style-name="T2"/></text:p>
      <text:p text:style-name="P1"><text:span text:style-name="T2">Dados de Entrada da Operação1:</text:span><text:span text:style-name="T2"/></text:p>
      <text:p text:style-name="P1"><text:span text:style-name="T2">Dados de Saída da Operação1:</text:span><text:span text:style-name="T2"/></text:p>
      <text:p text:style-name="P1"><text:span text:style-name="T2"/></text:p>
      <text:p text:style-name="P1"><text:span text:style-name="T2">Nome da Operação2: </text:span><text:span text:style-name="T3">editar</text:span><text:span text:style-name="T4">GrupoAlimentar</text:span><text:span text:style-name="T2"/></text:p>
      <text:p text:style-name="P1"><text:span text:style-name="T2">Dados de Entrada da Operação2:</text:span><text:span text:style-name="T2"/></text:p>
      <text:p text:style-name="P1"><text:span text:style-name="T2">Dados de Saída da Operação2:</text:span><text:span text:style-name="T2"/></text:p>
      <text:p text:style-name="P1"><text:span text:style-name="T2"/></text:p>
      <text:p text:style-name="P1"><text:span text:style-name="T2">Nome da Operação</text:span><text:span text:style-name="T9">3</text:span><text:span text:style-name="T2">: </text:span><text:span text:style-name="T3">remover</text:span><text:span text:style-name="T4">GrupoAlimentar</text:span><text:span text:style-name="T2"/></text:p>
      <text:p text:style-name="P1"><text:span text:style-name="T2">Dados de Entrada da Operação</text:span><text:span text:style-name="T3">3</text:span><text:span text:style-name="T2">:</text:span><text:span text:style-name="T2"/></text:p>
      <text:p text:style-name="P1"><text:span text:style-name="T2">Dados de Saída da Operação</text:span><text:span text:style-name="T3">3</text:span><text:span text:style-name="T2">:</text:span><text:span text:style-name="T2"/></text:p>
      <text:p text:style-name="P2"><text:span text:style-name="T3">-----------------------------------------------------------------------------</text:span></text:p>
      <text:p text:style-name="P2"><text:span text:style-name="T2"/></text:p>
      <text:p text:style-name="P2"><text:span text:style-name="T2">Nome do Serviço</text:span><text:span text:style-name="T4">3</text:span><text:span text:style-name="T2">: </text:span><text:span text:style-name="T3">Gerenciador</text:span><text:span text:style-name="T4">TipoPreparo</text:span><text:span text:style-name="T2"/></text:p>
      <text:p text:style-name="P2"><text:span text:style-name="T2">Descrição do Serviço</text:span><text:span text:style-name="T4">3</text:span><text:span text:style-name="T2">: </text:span><text:span text:style-name="T3">Gerenciar o dados </text:span><text:span text:style-name="T4">dos tipos de preparo</text:span><text:span text:style-name="T2"/></text:p>
      <text:p text:style-name="P2"><text:span text:style-name="T2"/></text:p>
      <text:p text:style-name="P3"><text:span text:style-name="T2">Nome da Operação1: </text:span><text:span text:style-name="T4">adicionarTipoPreparo</text:span><text:span text:style-name="T2"/></text:p>
      <text:p text:style-name="P2"><text:span text:style-name="T2">Dados de Entrada da Operação1:</text:span><text:span text:style-name="T2"/></text:p>
      <text:p text:style-name="P2"><text:span text:style-name="T2">Dados de Saída da Operação1:</text:span><text:span text:style-name="T2"/></text:p>
      <text:p text:style-name="P2"><text:span text:style-name="T2"/></text:p>
      <text:p text:style-name="P3"><text:span text:style-name="T2">Nome da Operação2: </text:span><text:span text:style-name="T3">editar</text:span><text:span text:style-name="T4">TipoPreparo</text:span><text:span text:style-name="T2"/></text:p>
      <text:p text:style-name="P2"><text:span text:style-name="T2">Dados de Entrada da Operação2:</text:span><text:span text:style-name="T2"/></text:p>
      <text:p text:style-name="P2"><text:span text:style-name="T2">Dados de Saída da Operação2:</text:span><text:span text:style-name="T2"/></text:p>
      <text:p text:style-name="P2"><text:span text:style-name="T2"/></text:p>
      <text:p text:style-name="P3"><text:span text:style-name="T2">Nome da Operação</text:span><text:span text:style-name="T9">3</text:span><text:span text:style-name="T2">: </text:span><text:span text:style-name="T3">remover</text:span><text:span text:style-name="T4">TipoPreparo</text:span><text:span text:style-name="T2"/></text:p>
      <text:p text:style-name="P2"><text:span text:style-name="T2">Dados de Entrada da Operação</text:span><text:span text:style-name="T3">3</text:span><text:span text:style-name="T2">:</text:span><text:span text:style-name="T2"/></text:p>
      <text:p text:style-name="P2"><text:span text:style-name="T2">Dados de Saída da Operação</text:span><text:span text:style-name="T3">3</text:span><text:span text:style-name="T2">:</text:span><text:span text:style-name="T2"/></text:p>
      <text:p text:style-name="P4"><text:span text:style-name="T3">-----------------------------------------------------------------------------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>Nome do Serviço</text:span><text:span text:style-name="T5">4</text:span><text:span text:style-name="T2">: </text:span><text:span text:style-name="T3">Gerenciador</text:span><text:span text:style-name="T5">Cliente</text:span><text:span text:style-name="T2"/></text:p>
      <text:p text:style-name="P4"><text:span text:style-name="T2">Descrição do Serviço</text:span><text:span text:style-name="T4">3</text:span><text:span text:style-name="T2">: </text:span><text:span text:style-name="T3">Gerenciar o dados </text:span><text:span text:style-name="T4">dos </text:span><text:span text:style-name="T6">clientes</text:span><text:span text:style-name="T2"/></text:p>
      <text:p text:style-name="P4"><text:span text:style-name="T2"/></text:p>
      <text:p text:style-name="P4"><text:span text:style-name="T2">Nome da Operação1: </text:span><text:span text:style-name="T4">adicionar</text:span><text:span text:style-name="T6">Cliente</text:span><text:span text:style-name="T2"/></text:p>
      <text:p text:style-name="P4"><text:span text:style-name="T2">Dados de Entrada da Operação1:</text:span><text:span text:style-name="T2"/></text:p>
      <text:p text:style-name="P4"><text:span text:style-name="T2">Dados de Saída da Operação1:</text:span><text:span text:style-name="T2"/></text:p>
      <text:p text:style-name="P4"><text:span text:style-name="T2"/></text:p>
      <text:p text:style-name="P5"><text:span text:style-name="T2">Nome da Operação2: </text:span><text:span text:style-name="T3">editar</text:span><text:span text:style-name="T6">Cliente</text:span><text:span text:style-name="T2"/></text:p>
      <text:p text:style-name="P4"><text:span text:style-name="T2">Dados de Entrada da Operação2:</text:span><text:span text:style-name="T2"/></text:p>
      <text:p text:style-name="P4"><text:span text:style-name="T2">Dados de Saída da Operação2:</text:span><text:span text:style-name="T2"/></text:p>
      <text:p text:style-name="P4"><text:span text:style-name="T2"/></text:p>
      <text:p text:style-name="P5"><text:span text:style-name="T2">Nome da Operação</text:span><text:span text:style-name="T9">3</text:span><text:span text:style-name="T2">: </text:span><text:span text:style-name="T3">remover</text:span><text:span text:style-name="T6">Cliente</text:span><text:span text:style-name="T2"/></text:p>
      <text:p text:style-name="P4"><text:span text:style-name="T2">Dados de Entrada da Operação</text:span><text:span text:style-name="T3">3</text:span><text:span text:style-name="T2">:</text:span><text:span text:style-name="T2"/></text:p>
      <text:p text:style-name="P4"><text:span text:style-name="T2">Dados de Saída da Operação</text:span><text:span text:style-name="T3">3</text:span><text:span text:style-name="T2">:</text:span><text:span text:style-name="T2"/></text:p>
      <text:p text:style-name="P4"><text:span text:style-name="T3">---------------------------------------------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1T14:45:52.696000000</meta:creation-date>
    <dc:date>2023-11-01T16:52:19.940000000</dc:date>
    <meta:editing-duration>PT2H6M26S</meta:editing-duration>
    <meta:editing-cycles>5</meta:editing-cycles>
    <meta:generator>LibreOffice/7.5.1.2$Windows_X86_64 LibreOffice_project/fcbaee479e84c6cd81291587d2ee68cba099e129</meta:generator>
    <meta:document-statistic meta:table-count="0" meta:image-count="0" meta:object-count="0" meta:page-count="2" meta:paragraph-count="49" meta:word-count="224" meta:character-count="1898" meta:non-whitespace-character-count="1722"/>
  </office:meta>
</office:document-meta>
</file>